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SymbolTable.addSymbol( String 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SymbolTable.addSymbol( char [ ] buffe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SymbolTable.containsSymbol( String 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SymbolTable.Synchronized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ymbolTable.SynchronizedSymbolTabl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ymbolTable.containsSymbol( char [ ] buffe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SymbolTable.SynchronizedSymbolTable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